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c3300" draw:textarea-horizontal-align="justify" draw:textarea-vertical-align="middle" draw:auto-grow-height="false" fo:min-height="1.528cm" fo:min-width="5.85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4.58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2.80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3.31cm"/>
    </style:style>
    <style:style style:name="gr7" style:family="graphic" style:parent-style-name="standard">
      <style:graphic-properties draw:fill-color="#cc3300" draw:textarea-horizontal-align="justify" draw:textarea-vertical-align="middle" draw:auto-grow-height="false" fo:min-height="1.274cm" fo:min-width="3.818cm"/>
    </style:style>
    <style:style style:name="gr8" style:family="graphic" style:parent-style-name="standard">
      <style:graphic-properties draw:fill-color="#cc3300" draw:textarea-horizontal-align="justify" draw:textarea-vertical-align="middle" draw:auto-grow-height="false" fo:min-height="1.528cm" fo:min-width="4.58cm"/>
    </style:style>
    <style:style style:name="gr9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</style:style>
    <style:style style:name="gr11" style:family="graphic" style:parent-style-name="standard">
      <style:graphic-properties draw:fill-color="#cc3300" draw:textarea-horizontal-align="justify" draw:textarea-vertical-align="middle" draw:auto-grow-height="false" fo:min-height="0.258cm" fo:min-width="0.0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71cm"/>
    </style:style>
    <style:style style:name="gr1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84cm" fo:min-width="2.553cm"/>
    </style:style>
    <style:style style:name="gr15" style:family="graphic" style:parent-style-name="standard">
      <style:graphic-properties draw:textarea-horizontal-align="justify" draw:textarea-vertical-align="middle" draw:auto-grow-height="false" fo:min-height="3.306cm" fo:min-width="5.596cm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2.04cm"/>
    </style:style>
    <style:style style:name="gr17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18" style:family="graphic" style:parent-style-name="standard">
      <style:graphic-properties draw:textarea-horizontal-align="justify" draw:textarea-vertical-align="middle" draw:auto-grow-height="false" fo:min-height="2.444cm" fo:min-width="2.7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0.47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8.73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8.332cm"/>
    </style:style>
    <style:style style:name="gr24" style:family="graphic" style:parent-style-name="standard">
      <style:graphic-properties draw:textarea-horizontal-align="justify" draw:textarea-vertical-align="middle" draw:auto-grow-height="false" fo:min-height="3.306cm" fo:min-width="4.07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1.274cm" fo:min-width="4.07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6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98cm"/>
    </style:style>
    <style:style style:name="gr29" style:family="graphic" style:parent-style-name="standard">
      <style:graphic-properties draw:textarea-horizontal-align="justify" draw:textarea-vertical-align="middle" draw:auto-grow-height="false" fo:min-height="12.704cm" fo:min-width="0.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8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9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36" style:family="graphic" style:parent-style-name="standard">
      <style:graphic-properties draw:textarea-horizontal-align="justify" draw:textarea-vertical-align="middle" draw:auto-grow-height="false" fo:min-height="0.766cm" fo:min-width="5.59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6.862cm" fo:min-width="15.756cm"/>
    </style:style>
    <style:style style:name="gr39" style:family="graphic" style:parent-style-name="standard">
      <style:graphic-properties draw:fill-color="#801900" draw:textarea-horizontal-align="justify" draw:textarea-vertical-align="middle" draw:auto-grow-height="false" fo:min-height="2.036cm" fo:min-width="10.422cm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12.704cm" fo:min-width="11.43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cc3300"/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cc3300"/>
      <style:paragraph-properties fo:text-align="center"/>
    </style:style>
    <style:style style:name="P9" style:family="paragraph">
      <style:paragraph-properties fo:margin-top="0.6cm" fo:margin-bottom="0.1cm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text-properties fo:font-size="13pt" style:font-size-asian="13pt" style:font-size-complex="13pt"/>
    </style:style>
    <style:style style:name="P18" style:family="paragraph">
      <loext:graphic-properties draw:fill-color="#801900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ogic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ystem trigger is a new job</text:p>
                <text:list>
                  <text:list-item>
                    <text:p>Includes a start pose, goal pose and start time</text:p>
                  </text:list-item>
                </text:list>
              </text:list-item>
              <text:list-item>
                <text:p>Free resources can be found with the job list and the start time of the new job</text:p>
              </text:list-item>
              <text:list-item>
                <text:p>Travel time and possible collisions are computed</text:p>
              </text:list-item>
              <text:list-item>
                <text:p>Decisions can be made basing on the modeled information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2" draw:text-style-name="P3" draw:layer="layout" svg:width="6.35cm" svg:height="1.778cm" svg:x="14.732cm" svg:y="18.288cm">
          <text:p text:style-name="P2"><text:span text:style-name="T1">Col</text:span><text:span text:style-name="T1">lisi</text:span><text:span text:style-name="T1">on </text:span><text:span text:style-name="T1">Inf</text:span><text:span text:style-name="T1">or</text:span><text:span text:style-name="T1">ma</text:span><text:span text:style-name="T1">tio</text:span><text:span text:style-name="T1">n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Inputs &amp; Outputs</text:p>
          </draw:text-box>
        </draw:frame>
        <draw:custom-shape draw:style-name="gr3" draw:text-style-name="P4" draw:layer="layout" svg:width="5.08cm" svg:height="1.778cm" svg:x="14.224cm" svg:y="13.208cm">
          <text:p text:style-name="P2"><text:span text:style-name="T1">Time </text:span><text:span text:style-name="T1">Calcul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02cm" svg:height="1.27cm" svg:x="8.636cm" svg:y="13.462cm">
          <text:p text:style-name="P2"><text:span text:style-name="T1">Jo</text:span><text:span text:style-name="T1">b </text:span><text:span text:style-name="T1">Lis</text:span><text:span text:style-name="T1">t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938cm" svg:y1="14.224cm" svg:x2="14.224cm" svg:y2="14.224cm">
          <text:p/>
        </draw:line>
        <draw:custom-shape draw:style-name="gr6" draw:text-style-name="P4" draw:layer="layout" svg:width="3.81cm" svg:height="1.27cm" svg:x="21.336cm" svg:y="13.462cm">
          <text:p text:style-name="P2"><text:span text:style-name="T1">Pa</text:span><text:span text:style-name="T1">ra</text:span><text:span text:style-name="T1">me</text:span><text:span text:style-name="T1">ter</text:span><text:span text:style-name="T1">s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1.336cm" svg:y1="14.224cm" svg:x2="19.304cm" svg:y2="14.224cm">
          <text:p/>
        </draw:line>
        <draw:custom-shape draw:style-name="gr7" draw:text-style-name="P3" draw:layer="layout" svg:width="4.318cm" svg:height="1.524cm" svg:x="14.478cm" svg:y="9.652cm">
          <text:p text:style-name="P2"><text:span text:style-name="T1">Ne</text:span><text:span text:style-name="T1">w </text:span><text:span text:style-name="T1">Jo</text:span><text:span text:style-name="T1">b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6.764cm" svg:y1="11.176cm" svg:x2="16.764cm" svg:y2="13.208cm">
          <text:p/>
        </draw:line>
        <draw:line draw:style-name="gr5" draw:text-style-name="P5" draw:layer="layout" svg:x1="16.764cm" svg:y1="14.986cm" svg:x2="16.764cm" svg:y2="17.018cm">
          <text:p/>
        </draw:line>
        <draw:custom-shape draw:style-name="gr8" draw:text-style-name="P3" draw:layer="layout" svg:width="5.08cm" svg:height="1.778cm" svg:x="13.208cm" svg:y="17.018cm">
          <text:p text:style-name="P2"><text:span text:style-name="T1">Travel Time</text:span></text:p>
          <draw:enhanced-geometry svg:viewBox="0 0 21600 21600" draw:type="rectangle" draw:enhanced-path="M 0 0 L 21600 0 21600 21600 0 21600 0 0 Z N"/>
        </draw:custom-shape>
        <draw:frame presentation:style-name="pr2" draw:text-style-name="P6" draw:layer="layout" svg:width="25.199cm" svg:height="12.179cm" svg:x="1.4cm" svg:y="3.81cm" presentation:class="outline" presentation:user-transformed="true">
          <draw:text-box>
            <text:list text:style-name="L2">
              <text:list-item>
                <text:p><text:span text:style-name="T2">Input:</text:span></text:p>
                <text:list>
                  <text:list-item>
                    <text:p><text:span text:style-name="T3">Planned jobs defined in time and place</text:span></text:p>
                  </text:list-item>
                  <text:list-item>
                    <text:p><text:span text:style-name="T3">General parameters about the robot or the system state (robot radius, average velocity, system time)</text:span></text:p>
                  </text:list-item>
                  <text:list-item>
                    <text:p><text:span text:style-name="T3">Information about the new job that should be inserted into plan</text:span></text:p>
                  </text:list-item>
                </text:list>
              </text:list-item>
              <text:list-item>
                <text:p><text:span text:style-name="T2">Output: </text:span></text:p>
                <text:list>
                  <text:list-item>
                    <text:p><text:span text:style-name="T2">Calculated travel time</text:span></text:p>
                  </text:list-item>
                  <text:list-item>
                    <text:p><text:span text:style-name="T2">Collision information</text:span></text:p>
                  </text:list-item>
                </text:list>
                <text:p><text:span text:style-name="T2"/></text:p>
              </text:list-item>
            </text:list>
          </draw:text-box>
        </draw:frame>
        <draw:custom-shape draw:style-name="gr9" draw:text-style-name="P2" draw:layer="layout" svg:width="0.508cm" svg:height="0.508cm" svg:x="2.286cm" svg:y="16.002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.526cm" svg:height="0.962cm" svg:x="3.046cm" svg:y="15.802cm">
          <draw:text-box>
            <text:p>Fix </text:p>
          </draw:text-box>
        </draw:frame>
        <draw:custom-shape draw:style-name="gr11" draw:text-style-name="P8" draw:layer="layout" svg:width="0.508cm" svg:height="0.508cm" svg:x="2.286cm" svg:y="17.218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771cm" svg:height="0.962cm" svg:x="3.046cm" svg:y="17.018cm">
          <draw:text-box>
            <text:p>Vari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line draw:style-name="gr13" draw:text-style-name="P2" draw:layer="layout" svg:x1="13.716cm" svg:y1="16.002cm" svg:x2="22.86cm" svg:y2="18.034cm">
          <text:p/>
        </draw:line>
        <draw:frame presentation:style-name="pr1" draw:layer="layout" svg:width="25.199cm" svg:height="3.506cm" svg:x="1.4cm" svg:y="0.837cm" presentation:class="title">
          <draw:text-box>
            <text:p>Software Architecture</text:p>
          </draw:text-box>
        </draw:frame>
        <draw:frame presentation:style-name="pr2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4">Three server responsible for path planning, time stamping and collision checking</text:span></text:p>
              </text:list-item>
              <text:list-item>
                <text:p text:style-name="P9"><text:span text:style-name="T4">One Client that preprocesses information and acts as middleware between planning system and the server</text:span></text:p>
              </text:list-item>
              <text:list-item>
                <text:p text:style-name="P9"><text:span text:style-name="T4">Modular approach ensures the flexible use of the created programs in the whole ROS system </text:span></text:p>
              </text:list-item>
            </text:list>
          </draw:text-box>
        </draw:frame>
        <draw:custom-shape draw:style-name="gr14" draw:text-style-name="P2" draw:layer="layout" svg:width="4.317cm" svg:height="2.956cm" svg:x="21.844cm" svg:y="12.192cm">
          <text:p text:style-name="P2">collision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4.317cm" svg:height="2.956cm" svg:x="17.781cm" svg:y="14.57cm">
          <text:p text:style-name="P2">path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4.317cm" svg:height="2.956cm" svg:x="22.86cm" svg:y="16.51cm">
          <text:p text:style-name="P2">time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6.096cm" svg:height="3.556cm" svg:x="7.62cm" svg:y="14.224cm">
          <text:p text:style-name="P2">Client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54cm" svg:height="1.016cm" svg:x="2.286cm" svg:y="16.764cm">
          <text:p text:style-name="P2">user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3.716cm" svg:y1="16.002cm" svg:x2="17.781cm" svg:y2="16.002cm">
          <text:p/>
        </draw:line>
        <draw:line draw:style-name="gr13" draw:text-style-name="P2" draw:layer="layout" svg:x1="4.826cm" svg:y1="17.272cm" svg:x2="7.62cm" svg:y2="17.272cm">
          <text:p/>
        </draw:line>
        <draw:line draw:style-name="gr13" draw:text-style-name="P2" draw:layer="layout" svg:x1="13.716cm" svg:y1="16.002cm" svg:x2="21.59cm" svg:y2="13.716cm">
          <text:p/>
        </draw:line>
        <draw:custom-shape draw:style-name="gr17" draw:text-style-name="P2" draw:layer="layout" svg:width="4.064cm" svg:height="1.27cm" svg:x="2.286cm" svg:y="14.986cm">
          <text:p text:style-name="P2">planning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6.35cm" svg:y1="15.494cm" svg:x2="7.62cm" svg:y2="15.494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erver Details</text:p>
          </draw:text-box>
        </draw:frame>
        <draw:custom-shape draw:style-name="gr18" draw:text-style-name="P2" draw:layer="layout" svg:width="4.572cm" svg:height="3.81cm" svg:x="2.54cm" svg:y="14.732cm">
          <text:p text:style-name="P2">collision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4.572cm" svg:height="3.81cm" svg:x="2.54cm" svg:y="3.81cm">
          <text:p text:style-name="P2">path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4.572cm" svg:height="3.81cm" svg:x="2.54cm" svg:y="9.038cm">
          <text:p text:style-name="P2">time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20.974cm" svg:height="3.806cm" svg:x="7.474cm" svg:y="4.068cm">
          <draw:text-box>
            <text:p>Task: Path planning</text:p>
            <text:p>Input: start pose and goal pose</text:p>
            <text:p>Procedure: 1. Static map is divided into equal cells </text:p>
            <text:p><text:tab/><text:tab/> <text:s text:c="3"/>2. Every cell is weighted depending on the range to obstacles</text:p>
            <text:p><text:tab/><text:tab/> <text:s text:c="3"/>3. Path is computed based on the weighted grid </text:p>
          </draw:text-box>
        </draw:frame>
        <draw:frame draw:style-name="gr20" draw:text-style-name="P7" draw:layer="layout" svg:width="19.23cm" svg:height="6.65cm" svg:x="7.714cm" svg:y="8.16cm">
          <draw:text-box>
            <text:p>Task: Time stamping</text:p>
            <text:p>Input: Path, starting time and average velocity</text:p>
            <text:p>Procedure: 1. Starting time is applied to pose [0] of the path</text:p>
            <text:p><text:tab/><text:tab/><text:tab/>Loop with pose [I] and [i+1]</text:p>
            <text:p><text:tab/><text:tab/> <text:s text:c="3"/>2. Distance to pose [1] is calculated</text:p>
            <text:p><text:tab/><text:tab/> <text:s text:c="3"/>3. Duration between [0] &amp; [1] results from distance and </text:p>
            <text:p><text:tab/><text:tab/><text:tab/> average velocity</text:p>
            <text:p><text:tab/><text:tab/> <text:s text:c="3"/>4. Computed time is applied to pose [1]</text:p>
            <text:p><text:tab/><text:tab/> <text:s text:c="3"/>5. The time of the last pose is the travel time</text:p>
          </draw:text-box>
        </draw:frame>
        <draw:line draw:style-name="gr5" draw:text-style-name="P5" draw:layer="layout" svg:x1="9.451cm" svg:y1="12.34cm" svg:x2="11.229cm" svg:y2="11.324cm">
          <text:p/>
        </draw:line>
        <draw:line draw:style-name="gr21" draw:text-style-name="P5" draw:layer="layout" svg:x1="9.451cm" svg:y1="12.34cm" svg:x2="11.229cm" svg:y2="13.61cm">
          <text:p/>
        </draw:line>
        <draw:frame draw:style-name="gr22" draw:text-style-name="P7" draw:layer="layout" svg:width="2.085cm" svg:height="0.962cm" svg:x="7.366cm" svg:y="11.832cm">
          <draw:text-box>
            <text:p>Loop </text:p>
          </draw:text-box>
        </draw:frame>
        <draw:frame draw:style-name="gr23" draw:text-style-name="P7" draw:layer="layout" svg:width="18.832cm" svg:height="5.939cm" svg:x="8.06cm" svg:y="14.732cm">
          <draw:text-box>
            <text:p>Task: Collision checking</text:p>
            <text:p>Input: Two time stamped paths</text:p>
            <text:p>Procedure: 1. Paths are compared for local collisions</text:p>
            <text:p><text:tab/><text:tab/> <text:s text:c="3"/>2. If there are collisions the time between the involved</text:p>
            <text:p><text:tab/><text:tab/><text:tab/> poses is computed</text:p>
            <text:p><text:tab/><text:tab/> <text:s text:c="3"/>3. Decision has to be made if the time is long enough </text:p>
            <text:p><text:tab/><text:tab/><text:tab/> or if the collision is inevitable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lgorithm</text:p>
          </draw:text-box>
        </draw:frame>
        <draw:custom-shape draw:style-name="gr24" draw:text-style-name="P2" draw:layer="layout" svg:width="4.572cm" svg:height="3.556cm" svg:x="6.604cm" svg:y="6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4.062cm" svg:height="1.673cm" svg:x="6.352cm" svg:y="5.08cm">
          <draw:text-box>
            <text:p><text:span text:style-name="T1">path_server</text:span></text:p>
          </draw:text-box>
        </draw:frame>
        <draw:custom-shape draw:style-name="gr26" draw:text-style-name="P2" draw:layer="layout" svg:width="4.572cm" svg:height="1.524cm" svg:x="20.32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3.81cm" svg:height="1.673cm" svg:x="20.066cm" svg:y="9.757cm">
          <draw:text-box>
            <text:p><text:span text:style-name="T1">time_server</text:span></text:p>
          </draw:text-box>
        </draw:frame>
        <draw:frame draw:style-name="gr27" draw:text-style-name="P13" draw:layer="layout" svg:width="1.569cm" svg:height="0.878cm" svg:x="11.512cm" svg:y="6.096cm">
          <draw:text-box>
            <text:p><text:span text:style-name="T5">goal</text:span></text:p>
          </draw:text-box>
        </draw:frame>
        <draw:frame draw:style-name="gr28" draw:text-style-name="P13" draw:layer="layout" svg:width="1.598cm" svg:height="0.878cm" svg:x="11.61cm" svg:y="7.312cm">
          <draw:text-box>
            <text:p><text:span text:style-name="T5">start</text:span></text:p>
          </draw:text-box>
        </draw:frame>
        <draw:line draw:style-name="gr5" draw:text-style-name="P5" draw:layer="layout" svg:x1="11.176cm" svg:y1="9.398cm" svg:x2="13.208cm" svg:y2="9.398cm">
          <text:p/>
        </draw:line>
        <draw:line draw:style-name="gr5" draw:text-style-name="P5" draw:layer="layout" svg:x1="13.208cm" svg:y1="8.128cm" svg:x2="11.176cm" svg:y2="8.128cm">
          <text:p/>
        </draw:line>
        <draw:line draw:style-name="gr5" draw:text-style-name="P5" draw:layer="layout" svg:x1="13.208cm" svg:y1="7.112cm" svg:x2="11.176cm" svg:y2="7.112cm">
          <text:p/>
        </draw:line>
        <draw:custom-shape draw:style-name="gr29" draw:text-style-name="P2" draw:layer="layout" svg:width="1.27cm" svg:height="12.954cm" svg:x="13.208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1.598cm" svg:height="0.878cm" svg:x="11.43cm" svg:y="8.52cm">
          <draw:text-box>
            <text:p><text:span text:style-name="T5">path</text:span></text:p>
          </draw:text-box>
        </draw:frame>
        <draw:line draw:style-name="gr5" draw:text-style-name="P5" draw:layer="layout" svg:x1="14.478cm" svg:y1="10.922cm" svg:x2="20.32cm" svg:y2="10.922cm">
          <text:p/>
        </draw:line>
        <draw:line draw:style-name="gr5" draw:text-style-name="P5" draw:layer="layout" svg:x1="20.32cm" svg:y1="11.938cm" svg:x2="14.478cm" svg:y2="11.938cm">
          <text:p/>
        </draw:line>
        <draw:frame draw:style-name="gr30" draw:text-style-name="P14" draw:layer="layout" svg:width="6.903cm" svg:height="0.878cm" svg:x="14.986cm" svg:y="11.06cm">
          <draw:text-box>
            <text:p text:style-name="P2"><text:span text:style-name="T5">timestamped path</text:span></text:p>
          </draw:text-box>
        </draw:frame>
        <draw:frame draw:style-name="gr27" draw:text-style-name="P13" draw:layer="layout" svg:width="1.569cm" svg:height="0.878cm" svg:x="11.513cm" svg:y="6.096cm">
          <draw:text-box>
            <text:p><text:span text:style-name="T5">goal</text:span></text:p>
          </draw:text-box>
        </draw:frame>
        <draw:frame draw:style-name="gr30" draw:text-style-name="P14" draw:layer="layout" svg:width="1.823cm" svg:height="0.878cm" svg:x="16.256cm" svg:y="9.906cm">
          <draw:text-box>
            <text:p text:style-name="P2"><text:span text:style-name="T5">path</text:span></text:p>
          </draw:text-box>
        </draw:frame>
        <draw:custom-shape draw:style-name="gr24" draw:text-style-name="P2" draw:layer="layout" svg:width="4.572cm" svg:height="3.556cm" svg:x="4.318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5.258cm" svg:height="1.673cm" svg:x="4.064cm" svg:y="12.551cm">
          <draw:text-box>
            <text:p><text:span text:style-name="T1">collision_server</text:span></text:p>
          </draw:text-box>
        </draw:frame>
        <draw:frame draw:style-name="gr30" draw:text-style-name="P13" draw:layer="layout" svg:width="3.808cm" svg:height="0.878cm" svg:x="9.398cm" svg:y="14.424cm">
          <draw:text-box>
            <text:p><text:span text:style-name="T5">inferior path</text:span></text:p>
          </draw:text-box>
        </draw:frame>
        <draw:line draw:style-name="gr5" draw:text-style-name="P5" draw:layer="layout" svg:x1="8.89cm" svg:y1="16.51cm" svg:x2="13.206cm" svg:y2="16.51cm">
          <text:p/>
        </draw:line>
        <draw:line draw:style-name="gr5" draw:text-style-name="P5" draw:layer="layout" svg:x1="13.206cm" svg:y1="15.24cm" svg:x2="8.89cm" svg:y2="15.24cm">
          <text:p/>
        </draw:line>
        <draw:line draw:style-name="gr5" draw:text-style-name="P5" draw:layer="layout" svg:x1="13.206cm" svg:y1="14.224cm" svg:x2="8.89cm" svg:y2="14.224cm">
          <text:p/>
        </draw:line>
        <draw:frame draw:style-name="gr31" draw:text-style-name="P13" draw:layer="layout" svg:width="3.584cm" svg:height="0.878cm" svg:x="9.37cm" svg:y="15.632cm">
          <draw:text-box>
            <text:p><text:span text:style-name="T5">collision info</text:span></text:p>
          </draw:text-box>
        </draw:frame>
        <draw:frame draw:style-name="gr32" draw:text-style-name="P13" draw:layer="layout" svg:width="3.791cm" svg:height="0.878cm" svg:x="9.322cm" svg:y="13.346cm">
          <draw:text-box>
            <text:p><text:span text:style-name="T5">superior path</text:span></text:p>
          </draw:text-box>
        </draw:frame>
        <draw:line draw:style-name="gr5" draw:text-style-name="P5" draw:layer="layout" svg:x1="2.286cm" svg:y1="3.81cm" svg:x2="2.286cm" svg:y2="18.288cm">
          <text:p/>
        </draw:line>
        <draw:frame draw:style-name="gr33" draw:text-style-name="P12" draw:layer="layout" svg:width="0.68cm" svg:height="0.962cm" svg:x="2.54cm" svg:y="17.272cm">
          <draw:text-box>
            <text:p><text:span text:style-name="T1">t</text:span></text:p>
          </draw:text-box>
        </draw:frame>
        <draw:frame draw:style-name="gr34" draw:text-style-name="P12" draw:layer="layout" svg:width="5.51cm" svg:height="0.962cm" svg:x="11.43cm" svg:y="3.81cm">
          <draw:text-box>
            <text:p><text:span text:style-name="T1">Trigger(“new job”)</text:span></text:p>
          </draw:text-box>
        </draw:frame>
        <draw:frame draw:style-name="gr35" draw:text-style-name="P12" draw:layer="layout" svg:width="9.481cm" svg:height="1.216cm" svg:x="9.652cm" svg:y="18.288cm">
          <draw:text-box>
            <text:p><text:span text:style-name="T1">Collision information, travel 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line draw:style-name="gr13" draw:text-style-name="P2" draw:layer="layout" svg:x1="11.177cm" svg:y1="8.22cm" svg:x2="20.321cm" svg:y2="10.252cm">
          <text:p/>
        </draw:line>
        <draw:custom-shape draw:style-name="gr14" draw:text-style-name="P2" draw:layer="layout" svg:width="4.317cm" svg:height="2.956cm" svg:x="19.305cm" svg:y="4.41cm">
          <text:p text:style-name="P2">collision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4.317cm" svg:height="2.956cm" svg:x="15.242cm" svg:y="6.788cm">
          <text:p text:style-name="P2">path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4.317cm" svg:height="2.956cm" svg:x="20.321cm" svg:y="8.728cm">
          <text:p text:style-name="P2">time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6.096cm" svg:height="3.556cm" svg:x="5.08cm" svg:y="6.35cm">
          <text:p text:style-name="P2">PTS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6.096cm" svg:height="1.016cm" svg:x="5.08cm" svg:y="2.54cm">
          <text:p text:style-name="P2">Planning level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1.177cm" svg:y1="8.22cm" svg:x2="15.242cm" svg:y2="8.22cm">
          <text:p/>
        </draw:line>
        <draw:line draw:style-name="gr13" draw:text-style-name="P2" draw:layer="layout" svg:x1="11.177cm" svg:y1="8.22cm" svg:x2="19.051cm" svg:y2="5.934cm">
          <text:p/>
        </draw:line>
        <draw:line draw:style-name="gr5" draw:text-style-name="P5" draw:layer="layout" svg:x1="7.62cm" svg:y1="6.35cm" svg:x2="7.62cm" svg:y2="3.556cm">
          <text:p/>
        </draw:line>
        <draw:line draw:style-name="gr5" draw:text-style-name="P5" draw:layer="layout" svg:x1="8.382cm" svg:y1="3.556cm" svg:x2="8.382cm" svg:y2="6.35cm">
          <text:p/>
        </draw:line>
        <draw:frame draw:style-name="gr37" draw:text-style-name="P16" draw:layer="layout" svg:width="2.775cm" svg:height="1.427cm" svg:x="8.718cm" svg:y="4.064cm">
          <draw:text-box>
            <text:p text:style-name="P15"><text:span text:style-name="T6">Goal</text:span></text:p>
            <text:p text:style-name="P15"><text:span text:style-name="T6">Start time</text:span></text:p>
          </draw:text-box>
        </draw:frame>
        <draw:frame draw:style-name="gr37" draw:text-style-name="P17" draw:layer="layout" svg:width="3.304cm" svg:height="0.763cm" svg:x="4.064cm" svg:y="4.626cm">
          <draw:text-box>
            <text:p><text:span text:style-name="T7">Time required</text:span></text:p>
          </draw:text-box>
        </draw:frame>
        <draw:custom-shape draw:style-name="gr38" draw:text-style-name="P5" draw:layer="layout" svg:width="16.256cm" svg:height="7.112cm" svg:x="5.08cm" svg:y="12.954cm">
          <text:p/>
          <draw:enhanced-geometry svg:viewBox="0 0 21600 21600" draw:type="rectangle" draw:enhanced-path="M 0 0 L 21600 0 21600 21600 0 21600 0 0 Z N"/>
        </draw:custom-shape>
        <draw:frame draw:style-name="gr37" draw:text-style-name="P7" draw:layer="layout" svg:width="1.738cm" svg:height="0.962cm" svg:x="5.12cm" svg:y="11.938cm">
          <draw:text-box>
            <text:p>PTS</text:p>
          </draw:text-box>
        </draw:frame>
        <draw:custom-shape draw:style-name="gr15" draw:text-style-name="P2" draw:layer="layout" svg:width="6.096cm" svg:height="3.556cm" svg:x="5.588cm" svg:y="15.748cm">
          <text:p text:style-name="P2">Database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6.096cm" svg:height="3.556cm" svg:x="12.954cm" svg:y="15.748cm">
          <text:p text:style-name="P2">Publisher /Visualiz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oces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TS initialization</text:p>
              </text:list-item>
              <text:list-item>
                <text:p>First goal+time </text:p>
              </text:list-item>
              <text:list-item>
                <text:p>Start position is known path calculation with path_server</text:p>
              </text:list-item>
              <text:list-item>
                <text:p>Timestamping</text:p>
              </text:list-item>
              <text:list-item>
                <text:p>No collision checking required</text:p>
              </text:list-item>
              <text:list-item>
                <text:p>Travel time is send to planning level</text:p>
              </text:list-item>
              <text:list-item>
                <text:p>Planning level decides if path is valid or not</text:p>
              </text:list-item>
              <text:list-item>
                <text:p>Second goal+time</text:p>
              </text:list-item>
              <text:list-item>
                <text:p>Find start position = last position of last path</text:p>
              </text:list-item>
              <text:list-item>
                <text:p>Path calculation</text:p>
              </text:list-item>
              <text:list-item>
                <text:p>Timestamping</text:p>
              </text:list-item>
              <text:list-item>
                <text:p>Collision checking with the previous paths</text:p>
              </text:list-item>
              <text:list-item>
                <text:p>Y/n by planning leve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atabase - class</text:p>
          </draw:text-box>
        </draw:frame>
        <draw:custom-shape draw:style-name="gr39" draw:text-style-name="P18" draw:layer="layout" svg:width="10.922cm" svg:height="2.286cm" svg:x="2.286cm" svg:y="7.874cm">
          <text:p text:style-name="P2">Vector: Plan_r1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10.922cm" svg:height="2.286cm" svg:x="2.286cm" svg:y="10.668cm">
          <text:p text:style-name="P2">Vector: Plan_r2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10.922cm" svg:height="2.286cm" svg:x="2.286cm" svg:y="13.462cm">
          <text:p text:style-name="P2">Vector: Plan_r3</text:p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11.938cm" svg:height="12.954cm" svg:x="1.778cm" svg:y="5.334cm">
          <text:p/>
          <draw:enhanced-geometry svg:viewBox="0 0 21600 21600" draw:type="rectangle" draw:enhanced-path="M 0 0 L 21600 0 21600 21600 0 21600 0 0 Z N"/>
        </draw:custom-shape>
        <draw:frame draw:style-name="gr37" draw:text-style-name="P7" draw:layer="layout" svg:width="13.761cm" svg:height="8.072cm" svg:x="14.478cm" svg:y="5.334cm">
          <draw:text-box>
            <text:p>Attributes:</text:p>
            <text:p>std_msgs::Vector&lt;nav_msgs::Path&gt; plan_r1,</text:p>
            <text:p><text:tab/><text:tab/><text:tab/><text:tab/><text:tab/><text:tab/><text:tab/><text:tab/> plan_r2 …</text:p>
            <text:p/>
            <text:p>Functions:</text:p>
            <text:p>AddPath()</text:p>
            <text:p>DeletePath()</text:p>
            <text:p>FindPose(time t)</text:p>
            <text:p>FindPath(time t)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ublisher - Visualizer</text:p>
          </draw:text-box>
        </draw:frame>
        <draw:custom-shape draw:style-name="gr39" draw:text-style-name="P18" draw:layer="layout" svg:width="10.922cm" svg:height="2.286cm" svg:x="2.286cm" svg:y="7.874cm">
          <text:p text:style-name="P2">Input: time t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10.922cm" svg:height="2.286cm" svg:x="2.286cm" svg:y="10.668cm">
          <text:p text:style-name="P2">Vector: Plan_r2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10.922cm" svg:height="2.286cm" svg:x="2.286cm" svg:y="13.462cm">
          <text:p text:style-name="P2">Vector: Plan_r3</text:p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11.938cm" svg:height="12.954cm" svg:x="1.778cm" svg:y="5.334cm">
          <text:p/>
          <draw:enhanced-geometry svg:viewBox="0 0 21600 21600" draw:type="rectangle" draw:enhanced-path="M 0 0 L 21600 0 21600 21600 0 21600 0 0 Z N"/>
        </draw:custom-shape>
        <draw:frame draw:style-name="gr37" draw:text-style-name="P7" draw:layer="layout" svg:width="4.164cm" svg:height="5.228cm" svg:x="15.716cm" svg:y="5.842cm">
          <draw:text-box>
            <text:p>Input:</text:p>
            <text:p>Vector plan</text:p>
            <text:p>Time t</text:p>
            <text:p/>
            <text:p>Output:</text:p>
            <text:p>Path sliced</text:p>
            <text:p>Current pos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12:26:59.264769014</meta:creation-date>
    <dc:date>2019-07-18T09:55:56.245627752</dc:date>
    <meta:editing-duration>PT36M6S</meta:editing-duration>
    <meta:editing-cycles>7</meta:editing-cycles>
    <meta:generator>LibreOffice/5.1.6.2$Linux_X86_64 LibreOffice_project/10m0$Build-2</meta:generator>
    <meta:document-statistic meta:object-count="139"/>
  </office:meta>
</office:document-meta>
</file>